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ld paragraph</text:p>
      <text:p text:style-name="Standard"/>
      <text:p text:style-name="P3">Italic paragraph</text:p>
      <text:p text:style-name="Standard"/>
      <text:p text:style-name="P4">Bold italic paragraph</text:p>
      <text:p text:style-name="Standard"/>
      <text:p text:style-name="Standard">Normal paragraph with <text:span text:style-name="T1">bold</text:span> text and <text:span text:style-name="T2">italic</text:span> text and <text:span text:style-name="T3">bold italic</text:span> text</text:p>
      <text:p text:style-name="Standard"/>
      <text:list xml:id="list577915318" text:style-name="L1">
        <text:list-item>
          <text:p text:style-name="P1">item with <text:span text:style-name="T1">bold</text:span> text</text:p>
        </text:list-item>
        <text:list-item>
          <text:p text:style-name="P1">item with <text:span text:style-name="T2">italic</text:span> text</text:p>
        </text:list-item>
        <text:list-item>
          <text:p text:style-name="P1">item with <text:span text:style-name="T3">bold italic</text:span> text</text:p>
        </text:list-item>
        <text:list-item>
          <text:p text:style-name="P1">item with normal tex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é Compaan</meta:initial-creator>
    <meta:creation-date>2012-02-10T20:13:46</meta:creation-date>
    <meta:document-statistic meta:table-count="0" meta:image-count="0" meta:object-count="0" meta:page-count="1" meta:paragraph-count="8" meta:word-count="40" meta:character-count="210" meta:non-whitespace-character-count="182"/>
    <dc:date>2012-02-10T20:16:45</dc:date>
    <dc:creator>Roché Compaan</dc:creator>
    <meta:editing-duration>PT3M</meta:editing-duration>
    <meta:editing-cycles>1</meta:editing-cycles>
    <meta:generator>LibreOffice/3.4$Linux LibreOffice_project/340m1$Build-402</meta:generator>
  </office:meta>
</office:document-meta>
</file>